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  <table:table-cell table:style-name="ce1" office:value-type="string" calcext:value-type="string">
            <text:p>14/05</text:p>
          </table:table-cell>
          <table:table-cell table:style-name="ce1" office:value-type="string" calcext:value-type="string">
            <text:p>15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8" calcext:value-type="float">
            <text:p>2448</text:p>
          </table:table-cell>
          <table:table-cell table:formula="of:=[.BX29]-[.BX55]-[.BX81]"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9" calcext:value-type="float">
            <text:p>79</text:p>
          </table:table-cell>
          <table:table-cell table:formula="of:=[.BX34]-[.BX60]-[.BX86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19" calcext:value-type="float">
            <text:p>2619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4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5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5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1:27:20.936580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6T11:47:54.106606912</dc:date>
    <meta:editing-duration>PT5H5M54S</meta:editing-duration>
    <meta:editing-cycles>49</meta:editing-cycles>
    <meta:document-statistic meta:table-count="1" meta:cell-count="11932" meta:object-count="0"/>
  </office:meta>
</office:document-meta>
</file>